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2" style:family="paragraph" style:parent-style-name="Heading_20_3">
      <style:paragraph-properties fo:margin-left="0in" fo:margin-right="0in" fo:margin-top="0.1874in" fo:margin-bottom="0.1354in" style:contextual-spacing="false" fo:line-height="150%" fo:orphans="2" fo:widows="2" fo:text-indent="0in" style:auto-text-indent="false"/>
      <style:text-properties officeooo:paragraph-rsid="00066fdb"/>
    </style:style>
    <style:style style:name="P3" style:family="paragraph" style:parent-style-name="Heading_20_4">
      <style:paragraph-properties fo:margin-left="0in" fo:margin-right="0in" fo:margin-top="0.1874in" fo:margin-bottom="0.1354in" style:contextual-spacing="false" style:line-height-at-least="0.2917in" fo:orphans="2" fo:widows="2" fo:text-indent="0in" style:auto-text-indent="false"/>
    </style:style>
    <style:style style:name="P4" style:family="paragraph" style:parent-style-name="Standard">
      <style:text-properties fo:color="#000000" loext:opacity="100%"/>
    </style:style>
    <style:style style:name="P5" style:family="paragraph" style:parent-style-name="Text_20_body">
      <style:paragraph-properties fo:margin-left="0in" fo:margin-right="0in" fo:margin-top="0in" fo:margin-bottom="0.1354in" style:contextual-spacing="false" style:line-height-at-least="0.2917in" fo:orphans="2" fo:widows="2" fo:text-indent="0in" style:auto-text-indent="false"/>
    </style:style>
    <style:style style:name="P6" style:family="paragraph" style:parent-style-name="Text_20_body">
      <style:paragraph-properties fo:margin-left="0in" fo:margin-right="0in" fo:margin-top="0.1354in" fo:margin-bottom="0.1354in" style:contextual-spacing="false" style:line-height-at-least="0.2917in" fo:orphans="2" fo:widows="2" fo:text-indent="0in" style:auto-text-indent="false"/>
    </style:style>
    <style:style style:name="P7" style:family="paragraph" style:parent-style-name="Text_20_body" style:list-style-name="L1">
      <style:paragraph-properties fo:margin-left="0in" fo:margin-right="0in" fo:margin-top="0in" fo:margin-bottom="0in" style:contextual-spacing="false" style:line-height-at-least="0.2917in" fo:orphans="2" fo:widows="2" fo:text-indent="0in" style:auto-text-indent="false" fo:padding="0in" fo:border="none"/>
    </style:style>
    <style:style style:name="P8" style:family="paragraph" style:parent-style-name="Text_20_body" style:list-style-name="L2">
      <style:paragraph-properties fo:margin-left="0in" fo:margin-right="0in" fo:margin-top="0in" fo:margin-bottom="0in" style:contextual-spacing="false" style:line-height-at-least="0.2917in"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style>
    <style:style style:name="P10" style:family="paragraph" style:parent-style-name="Text_20_body" style:list-style-name="L4">
      <style:paragraph-properties fo:margin-left="0in" fo:margin-right="0in" fo:margin-top="0in" fo:margin-bottom="0in" style:contextual-spacing="false" style:line-height-at-least="0.2917in" fo:orphans="2" fo:widows="2" fo:text-indent="0in" style:auto-text-indent="false" fo:padding="0in" fo:border="none"/>
    </style:style>
    <style:style style:name="P11" style:family="paragraph" style:parent-style-name="Text_20_body" style:list-style-name="L10">
      <style:paragraph-properties fo:margin-left="0in" fo:margin-right="0in" fo:margin-top="0in" fo:margin-bottom="0in" style:contextual-spacing="false" style:line-height-at-least="0.2917in" fo:orphans="2" fo:widows="2" fo:text-indent="0in" style:auto-text-indent="false" fo:padding="0in" fo:border="none"/>
    </style:style>
    <style:style style:name="P12" style:family="paragraph" style:parent-style-name="Text_20_body" style:list-style-name="L11">
      <style:paragraph-properties fo:margin-left="0in" fo:margin-right="0in" fo:margin-top="0in" fo:margin-bottom="0in" style:contextual-spacing="false" style:line-height-at-least="0.2917in" fo:orphans="2" fo:widows="2" fo:text-indent="0in" style:auto-text-indent="false" fo:padding="0in" fo:border="none"/>
    </style:style>
    <style:style style:name="P13"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officeooo:paragraph-rsid="00066fdb"/>
    </style:style>
    <style:style style:name="P14"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000000" loext:opacity="100%" style:font-name="quote-cjk-patch" fo:font-size="12pt" fo:letter-spacing="normal" fo:font-style="normal" fo:font-weight="normal"/>
    </style:style>
    <style:style style:name="P15" style:family="paragraph" style:parent-style-name="Text_20_body" style:list-style-name="L2">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6"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7" style:family="paragraph" style:parent-style-name="Text_20_body" style:list-style-name="L4">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8" style:family="paragraph" style:parent-style-name="Text_20_body" style:list-style-name="L5">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9" style:family="paragraph" style:parent-style-name="Text_20_body" style:list-style-name="L6">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20" style:family="paragraph" style:parent-style-name="Text_20_body" style:list-style-name="L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21" style:family="paragraph" style:parent-style-name="Text_20_body" style:list-style-name="L8">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22" style:family="paragraph" style:parent-style-name="Text_20_body" style:list-style-name="L9">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T1" style:family="text">
      <style:text-properties fo:font-variant="normal" fo:text-transform="none" fo:color="#f8faff" loext:opacity="100%" style:font-name="quote-cjk-patch" fo:font-size="12pt" fo:letter-spacing="normal" fo:font-style="normal" fo:font-weight="bold"/>
    </style:style>
    <style:style style:name="T2" style:family="text">
      <style:text-properties fo:font-variant="normal" fo:text-transform="none" fo:color="#f8faff" loext:opacity="100%" style:font-name="quote-cjk-patch" fo:font-size="12pt" fo:letter-spacing="normal" fo:font-style="normal" fo:font-weight="normal"/>
    </style:style>
    <style:style style:name="T3" style:family="text">
      <style:text-properties fo:font-variant="normal" fo:text-transform="none" fo:color="#f8faff" loext:opacity="100%" style:font-name="quote-cjk-patch" fo:font-size="13.5pt" fo:letter-spacing="normal" fo:font-style="normal" fo:font-weight="bold"/>
    </style:style>
    <style:style style:name="T4" style:family="text">
      <style:text-properties fo:font-variant="normal" fo:text-transform="none" style:font-name="quote-cjk-patch" fo:font-size="12pt" fo:letter-spacing="normal" fo:font-style="normal" fo:font-weight="bold"/>
    </style:style>
    <style:style style:name="T5" style:family="text">
      <style:text-properties fo:font-variant="normal" fo:text-transform="none" style:font-name="quote-cjk-patch" fo:font-size="12pt" fo:letter-spacing="normal" fo:font-style="normal" fo:font-weight="normal"/>
    </style:style>
    <style:style style:name="T6" style:family="text">
      <style:text-properties fo:font-variant="normal" fo:text-transform="none" style:font-name="quote-cjk-patch" fo:font-size="13.5pt" fo:letter-spacing="normal" fo:font-style="normal" fo:font-weight="bold"/>
    </style:style>
    <style:style style:name="T7" style:family="text">
      <style:text-properties fo:font-variant="normal" fo:text-transform="none" fo:color="#c9211e" loext:opacity="100%" style:font-name="quote-cjk-patch" fo:font-size="12pt" fo:letter-spacing="normal" fo:font-style="normal" fo:font-weight="bold"/>
    </style:style>
    <style:style style:name="T8" style:family="text">
      <style:text-properties fo:font-variant="normal" fo:text-transform="none" fo:color="#c9211e" loext:opacity="100%" style:font-name="quote-cjk-patch" fo:font-size="12pt" fo:letter-spacing="normal" fo:font-style="normal" fo:font-weight="normal"/>
    </style:style>
    <style:style style:name="T9" style:family="text">
      <style:text-properties fo:font-variant="normal" fo:text-transform="none" fo:color="#c9211e" loext:opacity="100%" style:font-name="quote-cjk-patch" fo:font-size="13.5pt" fo:letter-spacing="normal" fo:font-style="normal" fo:font-weight="bold"/>
    </style:style>
    <style:style style:name="T10" style:family="text">
      <style:text-properties fo:font-variant="normal" fo:text-transform="none" fo:color="#000000" loext:opacity="100%" style:font-name="quote-cjk-patch" fo:font-size="12pt" fo:letter-spacing="normal" fo:font-style="normal" fo:font-weight="bold"/>
    </style:style>
    <style:style style:name="T11" style:family="text">
      <style:text-properties fo:font-variant="normal" fo:text-transform="none" fo:color="#000000" loext:opacity="100%" style:font-name="quote-cjk-patch" fo:font-size="12pt" fo:letter-spacing="normal" fo:font-style="normal" fo:font-weight="normal"/>
    </style:style>
    <style:style style:name="T12" style:family="text">
      <style:text-properties fo:font-variant="normal" fo:text-transform="none" fo:color="#000000" loext:opacity="100%" style:font-name="quote-cjk-patch" fo:font-size="12pt" fo:letter-spacing="normal" fo:font-style="normal" fo:font-weight="normal" officeooo:rsid="00066fdb"/>
    </style:style>
    <style:style style:name="T13" style:family="text">
      <style:text-properties fo:font-variant="normal" fo:text-transform="none" fo:color="#000000" loext:opacity="100%" style:font-name="quote-cjk-patch" fo:font-size="13.5pt" fo:letter-spacing="normal" fo:font-style="normal" fo:font-weight="bold"/>
    </style:style>
    <style:style style:name="T14" style:family="text">
      <style:text-properties officeooo:rsid="00066fdb"/>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0">TAARIFA KWA UANGAALIFU KUHUSU GHARAMA ZA USAILIMU NA HOSTING YA MFUMO WA USIMAMIZI WA SHAMBA LA KUKU - LEONIDAS FARM, MWANZA</text:span></text:span></text:p>
      <text:p text:style-name="P13"><text:span text:style-name="Strong_20_Emphasis"><text:span text:style-name="T10">Kwa:</text:span></text:span><text:span text:style-name="T11"> Meneja, Leonidas Farm<text:line-break/></text:span><text:span text:style-name="Strong_20_Emphasis"><text:span text:style-name="T10">Kutoka:</text:span></text:span><text:span text:style-name="T11"> </text:span><text:span text:style-name="T12">Anania Mtawa</text:span><text:span text:style-name="T11">, Mtaalamu wa Maendeleo ya Mifumo<text:line-break/></text:span><text:span text:style-name="Strong_20_Emphasis"><text:span text:style-name="T10">Tarehe:</text:span></text:span><text:span text:style-name="T11"> </text:span><text:span text:style-name="T12">June 29 2025</text:span><text:span text:style-name="T11"><text:line-break/></text:span><text:span text:style-name="Strong_20_Emphasis"><text:span text:style-name="T10">Mada:</text:span></text:span><text:span text:style-name="T11"> Ufafanuzi wa Gharama za Usimamizi wa Mfumo na Thamani ya Huduma Zangu</text:span></text:p>
      <text:h text:style-name="P2" text:outline-level="3"><text:span text:style-name="Strong_20_Emphasis"><text:span text:style-name="T13">1. Utangulizi</text:span></text:span></text:h>
      <text:h text:style-name="P2" text:outline-level="3"><text:span text:style-name="T11">Leonidas Farm imekuwa mtegemezi wa mfumo wa kidijitali wa usimamizi wa shamba la kuku uliotengenezwa kwa kutumia Django (backend) na React (frontend). Mfumo huu umeboresha ufanisi wa shughuli zenu, na kama mtaalamu wa maendeleo, nimekuwa nikihakikisha kuwa unaendelea kufanya kazi kwa ufanisi. Hata hivyo, kuna maelezo muhimu kuhusu gharama zake za ukodishaji (hosting) na usimamizi (maintenance) ambazo ningependa kufafanua kwa undani ili kukusaidia kuelewa thamani halisi ya huduma hizi katika sekta ya teknolojia.</text:span></text:h>
      <text:h text:style-name="P1" text:outline-level="3"><text:span text:style-name="Strong_20_Emphasis"><text:span text:style-name="T13">2. Gharama za Sasa za Mfumo</text:span></text:span></text:h>
      <text:p text:style-name="P14">Mfumo wenu unahusisha gharama tatu kuu:</text:p>
      <text:list text:style-name="L1">
        <text:list-item>
          <text:p text:style-name="P7"><text:span text:style-name="Strong_20_Emphasis"><text:span text:style-name="T10">Ada ya Domain (Jina la Tovuti):</text:span></text:span><text:span text:style-name="T11"> TShs 50,000 (gharama ya mara moja).</text:span></text:p>
        </text:list-item>
        <text:list-item>
          <text:p text:style-name="P7"><text:span text:style-name="Strong_20_Emphasis"><text:span text:style-name="T10">Hosting (Ukodishaji wa Mfumo kwenye Mtandao):</text:span></text:span><text:span text:style-name="T11"> TShs 15,000 kwa mwezi.</text:span></text:p>
        </text:list-item>
        <text:list-item>
          <text:p text:style-name="P7"><text:span text:style-name="Strong_20_Emphasis"><text:span text:style-name="T10">Usimamizi wa Mfumo (Maintenance):</text:span></text:span><text:span text:style-name="T11"> TShs 10,000 kwa mwezi.</text:span></text:p>
        </text:list-item>
      </text:list>
      <text:p text:style-name="P6"><text:span text:style-name="Strong_20_Emphasis"><text:span text:style-name="T10">Jumla:</text:span></text:span><text:span text:style-name="T11"> TShs 25,000 kwa mwezi (hosting + maintenance).</text:span></text:p>
      <text:h text:style-name="P1" text:outline-level="3"><text:soft-page-break/><text:span text:style-name="Strong_20_Emphasis"><text:span text:style-name="T13">3. Ulinganisho wa Gharama za Sekta na Bei Unayolipa</text:span></text:span></text:h>
      <text:h text:style-name="P3" text:outline-level="4"><text:span text:style-name="Strong_20_Emphasis"><text:span text:style-name="T10">a) Gharama za Hosting</text:span></text:span></text:h>
      <text:list text:style-name="L2">
        <text:list-item>
          <text:p text:style-name="P15">Kwa kiwango cha sekta, huduma za hosting za mifumo ya biashara huanzia TShs 50,000 hadi TShs 300,000 kwa mwezi kutoka kwa watoa huduma kama AWS, Azure, <text:span text:style-name="T14">pythonanywhere</text:span> au kampuni za hosting za ndani.</text:p>
        </text:list-item>
        <text:list-item>
          <text:p text:style-name="P8"><text:span text:style-name="Strong_20_Emphasis"><text:span text:style-name="T10">Kwa Leonidas Farm, nimepata hosting kwa TShs 15,000 tu kwa mwezi</text:span></text:span><text:span text:style-name="T11">, ambayo ni bei nafuu sana ikilinganishwa na kiwango halisi cha soko.</text:span></text:p>
        </text:list-item>
      </text:list>
      <text:h text:style-name="P3" text:outline-level="4"><text:span text:style-name="Strong_20_Emphasis"><text:span text:style-name="T10">b) Gharama za Usimamizi (Maintenance)</text:span></text:span></text:h>
      <text:list text:style-name="L3">
        <text:list-item>
          <text:p text:style-name="P16">Katika sekta ya programu, mtaalamu wa maintenance hulipwa kuanzia TShs 100,000 hadi TShs 500,000 kwa mwezi kwa mifumo midogo hadi ya kati.</text:p>
        </text:list-item>
        <text:list-item>
          <text:p text:style-name="P9"><text:span text:style-name="Strong_20_Emphasis"><text:span text:style-name="T10">Leonidas Farm inanilipa TShs 10,000 kwa mwezi tu</text:span></text:span><text:span text:style-name="T11">, ambayo ni sehemu ndogo ya bei halisi ya soko.</text:span></text:p>
        </text:list-item>
      </text:list>
      <text:h text:style-name="P3" text:outline-level="4"><text:span text:style-name="Strong_20_Emphasis"><text:span text:style-name="T10">c) Gharama ya Uundaji wa Mfumo</text:span></text:span></text:h>
      <text:list text:style-name="L4">
        <text:list-item>
          <text:p text:style-name="P17">Mfumo kama huu (Django + React) kwa kawaida hugharimu kuanzia TShs 5,000,000 hadi TShs 20,000,000 kutoka kwa wataalamu wengine.</text:p>
        </text:list-item>
        <text:list-item>
          <text:p text:style-name="P10"><text:span text:style-name="Strong_20_Emphasis"><text:span text:style-name="T10">Nilitengeneza huu mfumu kwa TShs 125,000 tu</text:span></text:span><text:span text:style-name="T11">, kwa sababu nilitaka kusaidia biashara yenu kwa bei nafuu.</text:span></text:p>
        </text:list-item>
      </text:list>
      <text:h text:style-name="P1" text:outline-level="3"><text:span text:style-name="Strong_20_Emphasis"><text:span text:style-name="T13">4. Kazi Zangu kama Msimamizi wa Mfumo</text:span></text:span></text:h>
      <text:p text:style-name="P14">Gharama yangu ya TShs 10,000 kwa mwezi siyo "zima moto" bali ni kwa ajili ya kazi zifuatazo muhimu:</text:p>
      <text:h text:style-name="P3" text:outline-level="4"><text:span text:style-name="Strong_20_Emphasis"><text:span text:style-name="T10">a) Usaidizi wa Kiufundi (Technical Support)</text:span></text:span></text:h>
      <text:list text:style-name="L5">
        <text:list-item>
          <text:p text:style-name="P18">Kutatua matatizo yoyote ya mfumo (kama hautafanya kazi, kuna hitilafu, au matumizi magumu).</text:p>
        </text:list-item>
        <text:list-item>
          <text:p text:style-name="P18">Kuhakikisha kuwa mfumo hauna virusi au madukizi ya kiusalama.</text:p>
        </text:list-item>
      </text:list>
      <text:h text:style-name="P3" text:outline-level="4"><text:soft-page-break/><text:span text:style-name="Strong_20_Emphasis"><text:span text:style-name="T10">b) Usasishaji wa Mfumo (System Updates)</text:span></text:span></text:h>
      <text:list text:style-name="L6">
        <text:list-item>
          <text:p text:style-name="P19">Teknolojia inabadilika kila siku, na mfumo wako unahitaji kusasishwa ili kuendelea kufanya kazi vizuri.</text:p>
        </text:list-item>
        <text:list-item>
          <text:p text:style-name="P19">Kusasisha maktaba (libraries) za Django na React ili kuepuka uvunjifu wa mfumo.</text:p>
        </text:list-item>
      </text:list>
      <text:h text:style-name="P3" text:outline-level="4"><text:span text:style-name="Strong_20_Emphasis"><text:span text:style-name="T10">c) Marekebisho ya Mahitaji (Requirement Changes)</text:span></text:span></text:h>
      <text:list text:style-name="L7">
        <text:list-item>
          <text:p text:style-name="P20">Wakati mwingine biashara inahitaji mabadiliko kwenye mfumo (kwa mfano, kuongeza kipengele kipya au kubadilisha muonekano).</text:p>
        </text:list-item>
        <text:list-item>
          <text:p text:style-name="P20">Nitaweka mabadiliko hayo bila kukusumbua na gharama kubwa za ziada.</text:p>
        </text:list-item>
      </text:list>
      <text:h text:style-name="P3" text:outline-level="4"><text:span text:style-name="Strong_20_Emphasis"><text:span text:style-name="T10">d) Backup na Usalama (Backup &amp; Security)</text:span></text:span></text:h>
      <text:list text:style-name="L8">
        <text:list-item>
          <text:p text:style-name="P21">Kuhifadhi nakala ya data yako kila siku ili kuepuka kupoteza taarifa muhimu.</text:p>
        </text:list-item>
        <text:list-item>
          <text:p text:style-name="P21">Kufanya ukaguzi wa usalama wa mfumo ili kuhakikisha kuwa hauna mianya ya kuvamiwa na watu wasioidhini.</text:p>
        </text:list-item>
      </text:list>
      <text:h text:style-name="P3" text:outline-level="4"><text:span text:style-name="Strong_20_Emphasis"><text:span text:style-name="T10">e) Uboreshaji wa Utendaji (Performance Optimization)</text:span></text:span></text:h>
      <text:list text:style-name="L9">
        <text:list-item>
          <text:p text:style-name="P22">Kufanya mfumo uendelee kufanya kazi kwa kasi na ufanisi hata kwa watumiaji wengi.</text:p>
        </text:list-item>
      </text:list>
      <text:h text:style-name="P1" text:outline-level="3"><text:span text:style-name="Strong_20_Emphasis"><text:span text:style-name="T13">5. Kwa Nini Bei Hii ni Nafuu Sana?</text:span></text:span></text:h>
      <text:list text:style-name="L10">
        <text:list-item>
          <text:p text:style-name="P11"><text:span text:style-name="Strong_20_Emphasis"><text:span text:style-name="T10">Mara nyingi, wataalamu wa IT hulipwa kwa mradi, si kwa mwezi.</text:span></text:span><text:span text:style-name="T11"> Kwa mfano, mabadiliko madogo ya mfumo yanaweza kugharimu TShs 200,000 kwa mradi mmoja.</text:span></text:p>
        </text:list-item>
        <text:list-item>
          <text:p text:style-name="P11"><text:span text:style-name="Strong_20_Emphasis"><text:span text:style-name="T10">Leonidas Farm inapata huduma ya kila mwezi kwa TShs 10,000 tu</text:span></text:span><text:span text:style-name="T11">, ambayo ni kama "bima" ya mfumo wako.</text:span></text:p>
        </text:list-item>
      </text:list>
      <text:h text:style-name="P1" text:outline-level="3"><text:span text:style-name="Strong_20_Emphasis"><text:span text:style-name="T13">6. Hitimisho na Pendekezo</text:span></text:span></text:h>
      <text:p text:style-name="P14">Leonidas Farm inapata huduma bora kwa bei rahisi sana. Kama kampuni inataka kuwa na mfumo thabiti wa dijitali, ni muhimu kuendelea kulipa gharama hizi ndogo za usimamizi. Kwa uzoefu wangu, mifumo isiyopatiwa matengenezo mara kwa mara huwa na:</text:p>
      <text:list text:style-name="L11">
        <text:list-item>
          <text:p text:style-name="P12"><text:span text:style-name="Strong_20_Emphasis"><text:span text:style-name="T10">Matatizo ya usalama</text:span></text:span><text:span text:style-name="T11"> (unaweza kuvamiwa na wakorosio wa mtandao).</text:span></text:p>
        </text:list-item>
        <text:list-item>
          <text:p text:style-name="P12"><text:soft-page-break/><text:span text:style-name="Strong_20_Emphasis"><text:span text:style-name="T10">Kuvunjika kwa ghafla</text:span></text:span><text:span text:style-name="T11"> (mfumo unaweza kusimama kwa siku nzima ikiwa haujasasishwa).</text:span></text:p>
        </text:list-item>
        <text:list-item>
          <text:p text:style-name="P12"><text:span text:style-name="Strong_20_Emphasis"><text:span text:style-name="T10">Upotevu wa data</text:span></text:span><text:span text:style-name="T11"> (bila backup, mteja anaweza kupoteza taarifa zote).</text:span></text:p>
        </text:list-item>
      </text:list>
      <text:p text:style-name="P14">Ninaamini kuwa mfumo huu utasaidia Leonidas Farm kukua, na bei <text:span text:style-name="T14">hii</text:span> ni ya hali ya chini kabisa ikilinganishwa na soko.</text:p>
      <text:p text:style-name="P6"><text:span text:style-name="Strong_20_Emphasis"><text:span text:style-name="T10">Kwa maswali zaidi, niko tayari kufafanua.</text:span></text:span></text:p>
      <text:p text:style-name="P6"><text:span text:style-name="Strong_20_Emphasis"><text:span text:style-name="T10">Kwa heshima,</text:span></text:span><text:span text:style-name="T11"><text:line-break/></text:span><text:span text:style-name="T12">Anania Tenson Mtawa</text:span><text:span text:style-name="T11"><text:line-break/></text:span><text:span text:style-name="T12">+255742106833</text:span><text:span text:style-name="T11"><text:line-break/>Mtaalamu wa Maendeleo ya Programu</text:span><text:span text:style-name="T12">(Software developer)</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1:31:11.245378076</meta:creation-date>
    <meta:print-date>2025-06-29T11:41:39.203008089</meta:print-date>
    <meta:printed-by>PDF files</meta:printed-by>
    <dc:date>2025-06-29T11:41:57.106817471</dc:date>
    <meta:editing-duration>PT17S</meta:editing-duration>
    <meta:editing-cycles>1</meta:editing-cycles>
    <meta:document-statistic meta:table-count="0" meta:image-count="0" meta:object-count="0" meta:page-count="4" meta:paragraph-count="47" meta:word-count="681" meta:character-count="4255" meta:non-whitespace-character-count="3644"/>
    <meta:generator>LibreOffice/24.2.7.2$Linux_X86_64 LibreOffice_project/420$Build-2</meta:generator>
  </office:meta>
</office:document-meta>
</file>